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8a0ff" officeooo:paragraph-rsid="0028a0ff"/>
    </style:style>
    <style:style style:name="P7" style:family="paragraph" style:parent-style-name="Standard">
      <style:text-properties officeooo:rsid="0024fc9b" officeooo:paragraph-rsid="0024fc9b" fo:background-color="#ffff00"/>
    </style:style>
    <style:style style:name="P8" style:family="paragraph" style:parent-style-name="Standard">
      <style:text-properties officeooo:rsid="0028b1fd" officeooo:paragraph-rsid="0028b1fd"/>
    </style:style>
    <style:style style:name="P9" style:family="paragraph" style:parent-style-name="Standard" style:list-style-name="L1">
      <style:text-properties officeooo:rsid="002090a7" officeooo:paragraph-rsid="002090a7"/>
    </style:style>
    <style:style style:name="P10" style:family="paragraph" style:parent-style-name="Standard" style:list-style-name="L1">
      <style:text-properties officeooo:rsid="0020a14e" officeooo:paragraph-rsid="0020a14e"/>
    </style:style>
    <style:style style:name="P11" style:family="paragraph" style:parent-style-name="Standard">
      <style:text-properties officeooo:rsid="0024fc9b" officeooo:paragraph-rsid="0024fc9b"/>
    </style:style>
    <style:style style:name="P12" style:family="paragraph" style:parent-style-name="Standard">
      <style:text-properties officeooo:rsid="0028c67c" officeooo:paragraph-rsid="0028c67c"/>
    </style:style>
    <style:style style:name="P13" style:family="paragraph" style:parent-style-name="Standard">
      <style:text-properties officeooo:rsid="002a48c3" officeooo:paragraph-rsid="002a48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5097857946438741273" text:style-name="L1">
        <text:list-item>
          <text:p text:style-name="P9">in linea (direttamente sull’oggetto)</text:p>
        </text:list-item>
        <text:list-item>
          <text:p text:style-name="P9">incorporato (sull’head come tag a parte)</text:p>
          <text:p text:style-name="P10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8">pseudoclasse hover le caratteristiche dell’oggetto quando passo sopra con il mouse</text:p>
      <text:p text:style-name="P5"/>
      <text:p text:style-name="P7">F12</text:p>
      <text:p text:style-name="P7"/>
      <text:p text:style-name="P7">Elements = HTML</text:p>
      <text:p text:style-name="P7"/>
      <text:p text:style-name="P7">Source = tutti i file html css java ….</text:p>
      <text:p text:style-name="P7"/>
      <text:p text:style-name="P6">CodePens strumenti per provare i fogli di stile</text:p>
      <text:p text:style-name="P11"/>
      <text:p text:style-name="P11"/>
      <text:p text:style-name="P12">28/01/2019</text:p>
      <text:p text:style-name="P12"/>
      <text:p text:style-name="P12">&lt;FORM </text:p>
      <text:p text:style-name="P12"/>
      <text:p text:style-name="P12">&lt;INPUT con il type decido quale oggetto usare text button radiobutton…</text:p>
      <text:p text:style-name="P12"/>
      <text:p text:style-name="P12">proprietà Name, si deve tenere uguale a Type tranne nel caso del radio button</text:p>
      <text:p text:style-name="P12">value = quello che è scritto dentro l’input</text:p>
      <text:p text:style-name="P12"/>
      <text:p text:style-name="P13">conviene mettere ogni oggetto dentro un di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1-28T16:57:30.708699336</dc:date>
    <meta:editing-duration>PT4H27M49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181" meta:character-count="1105" meta:non-whitespace-character-count="941"/>
  </office:meta>
</office:document-meta>
</file>